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9ad1" officeooo:paragraph-rsid="00179ad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b0609" officeooo:paragraph-rsid="001b060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c5f7b" officeooo:paragraph-rsid="001c5f7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d8bed" officeooo:paragraph-rsid="001d8be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b0609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b0609" officeooo:paragraph-rsid="001b0609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075b3" officeooo:paragraph-rsid="002075b3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c5f7b" officeooo:paragraph-rsid="001c5f7b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d8bed" officeooo:paragraph-rsid="001d8be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20b776" officeooo:paragraph-rsid="0020b776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20b776" officeooo:paragraph-rsid="0021e491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21e491" officeooo:paragraph-rsid="0021e491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22391a" officeooo:paragraph-rsid="0022391a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22926a" officeooo:paragraph-rsid="0022926a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2de89" officeooo:paragraph-rsid="0022de89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23e999" officeooo:paragraph-rsid="0023e999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2075b3" officeooo:paragraph-rsid="0025723e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2075b3" officeooo:paragraph-rsid="002075b3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b0609" officeooo:paragraph-rsid="001b0609"/>
    </style:style>
    <style:style style:name="T1" style:family="text">
      <style:text-properties officeooo:rsid="0013d70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e491" style:font-style-asian="italic" style:font-style-complex="italic"/>
    </style:style>
    <style:style style:name="T4" style:family="text">
      <style:text-properties fo:font-style="italic" officeooo:rsid="0025723e" style:font-style-asian="italic" style:font-style-complex="italic"/>
    </style:style>
    <style:style style:name="T5" style:family="text">
      <style:text-properties fo:font-style="italic" officeooo:rsid="002736e7" style:font-style-asian="italic" style:font-style-complex="italic"/>
    </style:style>
    <style:style style:name="T6" style:family="text">
      <style:text-properties officeooo:rsid="001eaffe"/>
    </style:style>
    <style:style style:name="T7" style:family="text">
      <style:text-properties officeooo:rsid="0025723e"/>
    </style:style>
    <style:style style:name="T8" style:family="text">
      <style:text-properties officeooo:rsid="002736e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aff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de Sistemas Operacionais</text:p>
      <text:p text:style-name="P1">Ger<text:span text:style-name="T1">ê</text:span>ncia de Memória <text:span text:style-name="T6">Virtual</text:span></text:p>
      <text:p text:style-name="P8"/>
      <text:p text:style-name="P5"/>
      <text:p text:style-name="P2"><text:span text:style-name="T6">1</text:span>) Quais os benefícios oferecidos pela técnica de memória virtual? Como este conceito permite que um programa e seus dados ultrapassem os limites da memória principal?</text:p>
      <text:p text:style-name="P6"/>
      <text:p text:style-name="P7">R: <text:span text:style-name="T2">Os principais benefícios da técnica de memória virtual são possibilitar que programas e dados sejam armazenados independente do tamanho da memória principal, permitir um número maior de processos compartilhando a memória principal e minimizar o problema da fragmentação. O que possibilita que um programa e seus dados ultrapassem os limites da memória principal é a técnica de gerência de memória virtual que combina as memórias principal e secundária, estendendo o espaço de endereçamento dos processos.</text:span></text:p>
      <text:p text:style-name="P6"/>
      <text:p text:style-name="P6"/>
      <text:p text:style-name="P2"><text:span text:style-name="T6">2</text:span>) Explique como um endereço virtual de um processo é traduzido para um endereço real na memória principal.</text:p>
      <text:p text:style-name="P6"/>
      <text:p text:style-name="P18">R: <text:span text:style-name="T4">Um programa no ambiente de memória virtual não faz referência a endereços físicos de memória (endereços reais), mas apenas a endereços virtuais. No momento da execução de uma instrução, o endereço virtual referenciado é traduzido para um endereço físico, pois o processador manipula apenas posições da memória principal. O mecanismo de tradução do endereço virtual para endereço físico é denominado mapeamento. </text:span><text:span text:style-name="T5">O dispositivo de hardware responsável por esta tradução é conhecido como unidade de gerência de memória (Memory Management Unit – MMU), sendo acionado sempre que se faz referência a um endereço virtual. Depois de traduzido, o endereço real pode ser utilizado pelo processador para o acesso à memória principal.</text:span></text:p>
      <text:p text:style-name="P7"/>
      <text:p text:style-name="P7"/>
      <text:p text:style-name="P2"><text:span text:style-name="T6">3</text:span>) Qual a principal diferença entre os sistemas que implementam paginação e os que implementam segmentação?</text:p>
      <text:p text:style-name="P7"/>
      <text:p text:style-name="P7">R: <text:span text:style-name="T2">A principal diferença entre os dois sistemas está relacionada a forma como o espaço de endereçamento virtual está dividido logicamente. Na paginação, o espaço de endereçamento está dividido em blocos com o mesmo número de endereços virtuais (páginas), enquanto que na segmentação o tamanho dos blocos pode variar (segmentos).</text:span></text:p>
      <text:p text:style-name="P6"/>
      <text:p text:style-name="P6"/>
      <text:p text:style-name="P2"><text:span text:style-name="T6">4</text:span>) Diferencie página virtual de página real.</text:p>
      <text:p text:style-name="P6"/>
      <text:p text:style-name="P11">R: <text:span text:style-name="T2">Página virtual é um conjunto de endereços virtuais que faz parte do espaço de endereçamento virtual de um processo. Página real é um conjunto de endereços reais localizado na memória principal. A página real está sempre associada a uma página virtual.</text:span></text:p>
      <text:p text:style-name="P11"/>
      <text:p text:style-name="P6"/>
      <text:p text:style-name="P2"><text:span text:style-name="T6">5</text:span>) O que são tabelas de páginas e tabelas de segmentos?</text:p>
      <text:p text:style-name="P6"/>
      <text:p text:style-name="P12">R: <text:span text:style-name="T3">São tabelas de mapeamento, utilizadas no mecanismo de memória virtual, que possibilitam que endereços virtuais sejam traduzidos em endereços reais.</text:span></text:p>
      <text:p text:style-name="P6"><text:soft-page-break/><text:span text:style-name="T10">6</text:span><text:span text:style-name="T9">) Para que serve o bit de validade nas tabelas de páginas e segmentos?</text:span></text:p>
      <text:p text:style-name="P6"/>
      <text:p text:style-name="P13">R: <text:span text:style-name="T2">Para indicar se a página ou o segmento em questão encontra-se na memória principal.</text:span></text:p>
      <text:p text:style-name="P6"/>
      <text:p text:style-name="P6"/>
      <text:p text:style-name="P2"><text:span text:style-name="T6">7</text:span>) O que é um <text:span text:style-name="T2">page fault</text:span>, quando ocorre e quem controla a sua ocorrência? Como uma elevada taxa de <text:span text:style-name="T2">page fault</text:span> pode comprometer o sistema operacional?</text:p>
      <text:p text:style-name="P6"/>
      <text:p text:style-name="P14">R: <text:span text:style-name="T2">O page fault ocorre todas as vezes que um processo faz referência a um endereço virtual pertencente a uma página virtual que não se encontra mapeada em uma página real, ou seja, não está, no momento, na memória principal. A ocorrência de um page fault é verificada através do bit de validade presente na ETP da tabela de páginas referente à página virtual. Uma elevada taxa de page fault pode comprometer o desempenho do sistema devido ao excessivo overhead de operações de E/S gerados pela paginação.</text:span></text:p>
      <text:p text:style-name="P14"/>
      <text:p text:style-name="P6"/>
      <text:p text:style-name="P2"><text:span text:style-name="T6">8)</text:span> Descreva como ocorre a fragmentação interna em um sistema que implementa paginação.</text:p>
      <text:p text:style-name="P6"/>
      <text:p text:style-name="P15">R: <text:span text:style-name="T2">A fragmentação interna em um sistema que implementa paginação só é encontrada, realmente, na última página, quando o código não ocupa o frame por completo .</text:span></text:p>
      <text:p text:style-name="P15"/>
      <text:p text:style-name="P6"/>
      <text:p text:style-name="P3"><text:span text:style-name="T6">9</text:span>) Na técnica de <text:span text:style-name="T2">swapping</text:span>, que critérios o sistema operacional pode utilizar para selecionar os processos que sofrerão <text:span text:style-name="T2">swap out</text:span>?</text:p>
      <text:p text:style-name="P3"/>
      <text:p text:style-name="P16">R: <text:span text:style-name="T2">Na maioria das políticas, o critério de escolha considera o estado do processo e sua prioridade, buscando dessa forma identificar o processo com as menores chances de serem executados.</text:span></text:p>
      <text:p text:style-name="P9"/>
      <text:p text:style-name="P9"/>
      <text:p text:style-name="P4">1<text:span text:style-name="T6">0</text:span>) O que é o thrashing em sistemas que implementam memória virtual?</text:p>
      <text:p text:style-name="P10"/>
      <text:p text:style-name="P17">R: <text:span text:style-name="T2">Thrashing é consequência da excessiva paginação/segmentação em sistemas que implementam memória virtual, levando o sistema a dedicar mais tempo com operações relacionadas à gerência da memória do que no processamento das aplicações dos usuários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53:04.839000000</meta:creation-date>
    <dc:date>2014-10-07T10:15:59.268000000</dc:date>
    <meta:editing-duration>PT20M17S</meta:editing-duration>
    <meta:editing-cycles>20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22" meta:word-count="665" meta:character-count="4192" meta:non-whitespace-character-count="3548"/>
  </office:meta>
</office:document-meta>
</file>